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text-properties fo:font-size="15pt" style:font-size-asian="15pt" style:font-size-complex="15pt"/>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style:font-name="sans-serif"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MI TFG</text:p>
      <text:p text:style-name="P1"/>
      <text:p text:style-name="P6">Portada del TFG </text:p>
      <text:p text:style-name="P6"/>
      <text:p text:style-name="P6">Primera pagina del TFG</text:p>
      <text:p text:style-name="P6"/>
      <text:p text:style-name="P6">Página de Calificación </text:p>
      <text:p text:style-name="P6"/>
      <text:p text:style-name="P6">Resumen </text:p>
      <text:p text:style-name="P6"/>
      <text:p text:style-name="P6">Abstract </text:p>
      <text:p text:style-name="P6"/>
      <text:p text:style-name="P6">Agradecimientos, dedicatorias </text:p>
      <text:p text:style-name="P6"/>
      <text:p text:style-name="P6">Índice </text:p>
      <text:p text:style-name="P2"/>
      <text:p text:style-name="P2">Capitulo 1: Introduccion</text:p>
      <text:p text:style-name="P3">Introducimos los VAE, Autoencoders y demas fundamentos teoricos</text:p>
      <text:p text:style-name="P3">Ademas intrudcciomos la necesidad de investigacion y formulamos bien "que este tfg era una excusa apra investigar los VAE"</text:p>
      <text:p text:style-name="P3">Justificamos el sistema y vemos su estructura, tambien su necesidad que cubre, y sus partes</text:p>
      <text:p text:style-name="P3"/>
      <text:p text:style-name="P2">Capitulo 2: Objetivos</text:p>
      <text:p text:style-name="P3">Que queremos sacar de este TFG, cual es nuestro proposito:</text:p>
      <text:p text:style-name="P3">- Aprender mas sobre los vae y los Autoencoders</text:p>
      <text:p text:style-name="P3">-Aplciar nuestro conocimientos de android en un frontend</text:p>
      <text:p text:style-name="P3">- Aprender a montar un servidor con api rest mediante Flask</text:p>
      <text:p text:style-name="P3">- Aprender a manejar mongodb y su manejo de BBDD</text:p>
      <text:p text:style-name="P3">- Crear un generador automaticco de tipos de letra</text:p>
      <text:p text:style-name="P3">- Aprender lso fundamentos basicos de las redes neuronales mediante el uso deuna particular como el VAE</text:p>
      <text:p text:style-name="P3">(Todo esto son ideas) En este capitulo irian esto con su explicacio y jsutificacion</text:p>
      <text:p text:style-name="P3"/>
      <text:p text:style-name="P2">Capitulo 3: Investigacion</text:p>
      <text:p text:style-name="P3">Contamos nuestra experiencia de investigacion, asi como lso conocimientos adquiridos, el como los hemos adquirido, odnde, y en cuanto tiempo. Relatar la tarea de investigacion y justificarla co <text:s/>conocimientos adquiridos</text:p>
      <text:p text:style-name="P3"/>
      <text:p text:style-name="P2">Capitulo 4: Metodologia y tencologias</text:p>
      <text:p text:style-name="P3">Explicamos cual es nuestra metologia de trabajo y como funciona</text:p>
      <text:p text:style-name="P3">Tras ello enumeramos y explicamso las tecnologias que usa el sistema</text:p>
      <text:p text:style-name="P3"/>
      <text:p text:style-name="P2">Capitulo 5: El sistema</text:p>
      <text:p text:style-name="P3">Explicamos como nla meotologia de trabajo ha creado el sistema, asi como los requsiisitos capturados, las fases del trabajo, mayormente ene ste capitulo explicariamos el como se ha ido contruyendo el sistema, asi com el sistema final y su funcinamiento/partes</text:p>
      <text:p text:style-name="P3"/>
      <text:p text:style-name="P2">Capitulo 6:<text:span text:style-name="T1"> Conclusiuones, ampliaciones del proyecto, otras aplicaciones de esta tecnologia, etc. Vrantes de este sistema</text:span></text:p>
      <text:p text:style-name="P2">BIBLIORAFIA</text:p>
      <text:p text:style-name="P2">ANEXO, <text:span text:style-name="T1">capturas de fuentes, ejemplos, n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32S</meta:editing-duration>
    <meta:editing-cycles>5</meta:editing-cycles>
    <meta:generator>OpenOffice/4.1.5$Win32 OpenOffice.org_project/415m1$Build-9789</meta:generator>
    <dc:date>2018-04-10T17:50:24.95</dc:date>
    <meta:document-statistic meta:table-count="0" meta:image-count="0" meta:object-count="0" meta:page-count="1" meta:paragraph-count="31" meta:word-count="279" meta:character-count="1813"/>
    <dc:creator>javier </dc:creator>
    <meta:user-defined meta:name="Info 1"/>
    <meta:user-defined meta:name="Info 2"/>
    <meta:user-defined meta:name="Info 3"/>
    <meta:user-defined meta:name="Info 4"/>
  </office:meta>
</office:document-meta>
</file>